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e1e" officeooo:paragraph-rsid="001d7e1e"/>
    </style:style>
    <style:style style:name="P2" style:family="paragraph" style:parent-style-name="Standard">
      <style:text-properties officeooo:rsid="001d7e1e" officeooo:paragraph-rsid="001d7e1e"/>
    </style:style>
    <style:style style:name="P3" style:family="paragraph" style:parent-style-name="Standard">
      <style:text-properties officeooo:rsid="001efe9f" officeooo:paragraph-rsid="001ef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ertification dumps linls:</text:p>
      <text:p text:style-name="P1"/>
      <text:p text:style-name="P1"><text:a xlink:type="simple" xlink:href="http://ebookbrowsee.net/">http://ebookbrowsee.net/</text:a></text:p>
      <text:p text:style-name="P3"><text:a xlink:type="simple" xlink:href="http://www.testonside.com/">www.testonside.com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2:58:27.896268379</meta:creation-date>
    <dc:date>2014-06-06T13:08:39.911220406</dc:date>
    <meta:editing-duration>P0D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1" meta:paragraph-count="3" meta:word-count="5" meta:character-count="68" meta:non-whitespace-character-count="66"/>
  </office:meta>
</office:document-meta>
</file>